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558cm"/>
    </style:style>
    <style:style style:name="co2" style:family="table-column">
      <style:table-column-properties fo:break-before="auto" style:column-width="20.6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4. El terremoto del 31 de mayo de 1970</text:p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>
            <text:p>Fue el 31 de mayo de 1970.</text:p>
          </table:table-cell>
          <table:table-cell table:style-name="ce3" office:value-type="string" calcext:value-type="string">
            <text:p>Karqan 31 de mayo, 1970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a mañana estuve en Centenario.</text:p>
          </table:table-cell>
          <table:table-cell table:style-name="ce3" office:value-type="string" calcext:value-type="string">
            <text:p>Tsay quya karqaa Sentenaryuchawm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rediqué en la mañana de la misa de las seis.</text:p>
          </table:table-cell>
          <table:table-cell table:style-name="ce3" office:value-type="string" calcext:value-type="string">
            <text:p>Quya seis misachawmi predika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cuando tuve tiempo fui a la calle.</text:p>
          </table:table-cell>
          <table:table-cell table:style-name="ce3" office:value-type="string" calcext:value-type="string">
            <text:p>Tsaypitanam tyempuu kariptin aywarqaa kallita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entré en la misa principal en la catedral.</text:p>
          </table:table-cell>
          <table:table-cell table:style-name="ce3" office:value-type="string" calcext:value-type="string">
            <text:p>I mayor misaman yaykurirqaa katedral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 misa fue pontifical.</text:p>
          </table:table-cell>
          <table:table-cell table:style-name="ce3" office:value-type="string" calcext:value-type="string">
            <text:p>Tsaynawmi misa karqa pontifikal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elebraron la misa los dos obispos con varios sacerdotes ancianos.</text:p>
          </table:table-cell>
          <table:table-cell table:style-name="ce3" office:value-type="string" calcext:value-type="string">
            <text:p>Selebrayarqan misata ishkan obispukuna mas atskaq awkin saserdotikuna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istieron todas las autoridades.</text:p>
          </table:table-cell>
          <table:table-cell table:style-name="ce3" office:value-type="string" calcext:value-type="string">
            <text:p>Tsaytam asistiyarqan llapan awtoridaaku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estuvo el señor prefecto.</text:p>
          </table:table-cell>
          <table:table-cell table:style-name="ce3" office:value-type="string" calcext:value-type="string">
            <text:p>Tsaychawmi karqan señor prefekt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tenía a su cargo la procesión de las ofrendas con un comandante.</text:p>
          </table:table-cell>
          <table:table-cell table:style-name="ce3" office:value-type="string" calcext:value-type="string">
            <text:p>Paymi prosesyon de ofrendata apayarqan huk komandanti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de misa fue la procesión con el Santísimo Sacramento.</text:p>
          </table:table-cell>
          <table:table-cell table:style-name="ce3" office:value-type="string" calcext:value-type="string">
            <text:p>Misa ushaynam, karqan prosesyon Santisimu Sakramentu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eso terminó, fui al convento en Centenario.</text:p>
          </table:table-cell>
          <table:table-cell table:style-name="ce3" office:value-type="string" calcext:value-type="string">
            <text:p>Tsay ushariptinnam aywakurqaa konbentu Sentenaryum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estaban el padre Anscario y el padre Guillermo.</text:p>
          </table:table-cell>
          <table:table-cell table:style-name="ce3" office:value-type="string" calcext:value-type="string">
            <text:p>Tsaychawnam kayarqaa padre Anscario, padre Guillermo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de almorzar, con el padre Guillermo escuché en el radio el partido en Méjico.</text:p>
          </table:table-cell>
          <table:table-cell table:style-name="ce3" office:value-type="string" calcext:value-type="string">
            <text:p>Despwes almorsarikurnam, padro Guillermuwan wiyarayarqaa radyuchaw Mehikuchaw pukllaqkun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ero no se oyó bien.</text:p>
          </table:table-cell>
          <table:table-cell table:style-name="ce3" office:value-type="string" calcext:value-type="string">
            <text:p>Tsaynam manaallitsu wiyakurqa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Cuando después de tratar de sintonizarlo largo rato no se oía bien, me dijo, “Mejor te voy a llevar de una vez a Mullaca.”</text:p>
          </table:table-cell>
          <table:table-cell table:style-name="ce3" office:value-type="string" calcext:value-type="string">
            <text:p>Unay sintonisar afanarikurnam manaalli wiyakuptin nimarqan, “Mehor huklla apaykushqayki Mullakaman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le dije, “Bueno,” y nos fuimos.</text:p>
          </table:table-cell>
          <table:table-cell table:style-name="ce3" office:value-type="string" calcext:value-type="string">
            <text:p>Niptin, “Bwenu,” nir, aywakayaamu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ientras veníamos, encontramos a don Julián Bruno.</text:p>
          </table:table-cell>
          <table:table-cell table:style-name="ce3" office:value-type="string" calcext:value-type="string">
            <text:p>Tsay sharaykaamurnam taripayaamurqaa don Julián Brunu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dije al padre, “Vamos a llevar a ese hombre.”</text:p>
          </table:table-cell>
          <table:table-cell table:style-name="ce3" office:value-type="string" calcext:value-type="string">
            <text:p>Tsaynam padrita nirqaa, “Apakushun taqay nunat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padre dijo contento, “Bueno.”</text:p>
          </table:table-cell>
          <table:table-cell table:style-name="ce3" office:value-type="string" calcext:value-type="string">
            <text:p>Tsaynam padreqa kushishqa, “Bwenu,” ni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seguimos sin sospechar nada.</text:p>
          </table:table-cell>
          <table:table-cell table:style-name="ce3" office:value-type="string" calcext:value-type="string">
            <text:p>Tsaymi aywakayaamurqaa mana imatapis pensash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legamos a Mullaca.</text:p>
          </table:table-cell>
          <table:table-cell table:style-name="ce3" office:value-type="string" calcext:value-type="string">
            <text:p>Tsaymi chaariyarqaa Mullakam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allí fuimos los dos, yo con don Julián, y el padre Guillermo volvió en su carro.</text:p>
          </table:table-cell>
          <table:table-cell table:style-name="ce3" office:value-type="string" calcext:value-type="string">
            <text:p>Tsaypitanam aywakuyarqaa don Julianwan ishkaa i padre Guillermunam kutikurqan awtun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yo fui con don Julián Bruno por Pactsa.</text:p>
          </table:table-cell>
          <table:table-cell table:style-name="ce3" office:value-type="string" calcext:value-type="string">
            <text:p>Tsaynam nuqa aywakayaamurqaa don Julián Brunuwan Paqtsap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Al llegar arriba a Pactsa encontramos a mi señora Juana que después de pastar estaba saliendo con nuestras vacas.</text:p>
          </table:table-cell>
          <table:table-cell table:style-name="ce3" office:value-type="string" calcext:value-type="string">
            <text:p>Paqtsaman charkamurnam tarirayaamurqaa señoraa Juanawanpis mitsikushqanpita yarqaraykaatsimunaqna wakakun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Vinimos derecho.</text:p>
          </table:table-cell>
          <table:table-cell table:style-name="ce3" office:value-type="string" calcext:value-type="string">
            <text:p>Tsaymi derechu aywakayaamurqa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Siempre es nuestra costumbre venir despacio, pastando los animales por el camino, pero en esa ocasión vinimos directamente.</text:p>
          </table:table-cell>
          <table:table-cell table:style-name="ce3" office:value-type="string" calcext:value-type="string">
            <text:p>Imaypis mitsir-mitsir naanita shayaamuq kayaa, peru tsaypinqa derech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llegamos a Huallcupampa dije a mi señora, “Anda tú adelante a la casa.</text:p>
          </table:table-cell>
          <table:table-cell table:style-name="ce3" office:value-type="string" calcext:value-type="string">
            <text:p>Wallqupampaman chaariykurnam nirqaa señoraata, “Qam wayita puntay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o voy a amarrar las vacas.”</text:p>
          </table:table-cell>
          <table:table-cell table:style-name="ce3" office:value-type="string" calcext:value-type="string">
            <text:p>Aywaa nuqa watapakaramushaq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mi señora dijo, “Yo voy a seguir.</text:p>
          </table:table-cell>
          <table:table-cell table:style-name="ce3" office:value-type="string" calcext:value-type="string">
            <text:p>Tsaynam señoraa nirqan, “Nuqam qati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nda tú adelante.”</text:p>
          </table:table-cell>
          <table:table-cell table:style-name="ce3" office:value-type="string" calcext:value-type="string">
            <text:p>Qam puntakuraykuy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diciendo ella siguió atrás.</text:p>
          </table:table-cell>
          <table:table-cell table:style-name="ce3" office:value-type="string" calcext:value-type="string">
            <text:p>Nishpa qatik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pasamos adelante, yo y don Julián juntos.</text:p>
          </table:table-cell>
          <table:table-cell table:style-name="ce3" office:value-type="string" calcext:value-type="string">
            <text:p>Tsaynam pasakayaamurqaa don Julianwan huntu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Si yo hubiera ido a amarrar la yunta, donde los habría amarrado una roca cayó y está allí donde siempre amarramos los toros.</text:p>
          </table:table-cell>
          <table:table-cell table:style-name="ce3" office:value-type="string" calcext:value-type="string">
            <text:p>Sitsun nuqa aywaaman karqan yunta wataq, watarishqachawchi kanman karqa, huk qaqa toru watarananchaw ishkimushqa kayk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, pues mi señora arreaba despacio los animales, pastando cada rato.</text:p>
          </table:table-cell>
          <table:table-cell table:style-name="ce3" office:value-type="string" calcext:value-type="string">
            <text:p>Tsaynam, maa señoraaqa despasyu qatikunaq mitsir mitsir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Yo apenas llegué a mi casa y alcé el candado para abrir cuando la tierra comenzó a moverse.</text:p>
          </table:table-cell>
          <table:table-cell table:style-name="ce3" office:value-type="string" calcext:value-type="string">
            <text:p>Nuqanam apenas wayiiman chaarirquu i kandaduta pallarirkurquu kicharinapaq, tsay ora qallaykurqan patsa kuyur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cuando el sacudimiento se hizo peor, yo salí por miedo de que la puerta se cerrara.</text:p>
          </table:table-cell>
          <table:table-cell table:style-name="ce3" office:value-type="string" calcext:value-type="string">
            <text:p>Tsaynam nuqaqa apuradu yarqakaramurqaa allaapa kuyuriptin, “Sawanpis wichqakurkunqachi,” n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penas había salido cuando el movimiento fue peor todavía.</text:p>
          </table:table-cell>
          <table:table-cell table:style-name="ce3" office:value-type="string" calcext:value-type="string">
            <text:p>Apenas yarqurirquu mas peor kuyuykamurqu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en el patio de mi papá nos reunimos con mi mamá, mi hermana y mis sobrinos.</text:p>
          </table:table-cell>
          <table:table-cell table:style-name="ce3" office:value-type="string" calcext:value-type="string">
            <text:p>Tsayllamannam mamaanii, panii i sobrinuukuna limpu ayllukaariyarquu papaaniipa patyunllachaw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la tierra se movia más fuerte.</text:p>
          </table:table-cell>
          <table:table-cell table:style-name="ce3" office:value-type="string" calcext:value-type="string">
            <text:p>Tsaychawnam mas ferti kuyuyk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rimero las tejas de mi casa empezaron a caerse.</text:p>
          </table:table-cell>
          <table:table-cell table:style-name="ce3" office:value-type="string" calcext:value-type="string">
            <text:p>Puntata wayiipa tehan hiqar qallayk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Fue terrible esa tarde.</text:p>
          </table:table-cell>
          <table:table-cell table:style-name="ce3" office:value-type="string" calcext:value-type="string">
            <text:p>Sellama tsay tardi kayk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as las casas terminaron con derrumbarse.</text:p>
          </table:table-cell>
          <table:table-cell table:style-name="ce3" office:value-type="string" calcext:value-type="string">
            <text:p>Limpu llapan wayikuna huchur ushari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anto se movía, el movimiento me parecía más o menos un cuarto de hora.</text:p>
          </table:table-cell>
          <table:table-cell table:style-name="ce3" office:value-type="string" calcext:value-type="string">
            <text:p>Tsaylaya kuyurnin parisipumarqan imayka kwartu de ora kuyuqnawm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ucho tiempo duró ese sismo.</text:p>
          </table:table-cell>
          <table:table-cell table:style-name="ce3" office:value-type="string" calcext:value-type="string">
            <text:p>Allaapam duraykurqan tsay kuyuy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or fin el sismo terminó.</text:p>
          </table:table-cell>
          <table:table-cell table:style-name="ce3" office:value-type="string" calcext:value-type="string">
            <text:p>Porfin patsa kuyur parari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as nuestras casas quedaron en ruinas, qué triste.</text:p>
          </table:table-cell>
          <table:table-cell table:style-name="ce3" office:value-type="string" calcext:value-type="string">
            <text:p>Limpu llapan wayiikunaqa ushakaarishqa llakikuy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cuanto se tranquilizó, yo corrí a ver cómo estaba Juanita.</text:p>
          </table:table-cell>
          <table:table-cell table:style-name="ce3" office:value-type="string" calcext:value-type="string">
            <text:p>Parariptin oram ayqirqaa rikaachaakuq, “imanawraq Juanitallaqa,” nirni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mientras iba, allí en el camino encontré a don Alejandro Quispe y a su esposa.</text:p>
          </table:table-cell>
          <table:table-cell table:style-name="ce3" office:value-type="string" calcext:value-type="string">
            <text:p>Tsaymi tsay aywar naanichaw taririrqaa don Alejandru Quispita warminta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 case la habla aplastado.</text:p>
          </table:table-cell>
          <table:table-cell table:style-name="ce3" office:value-type="string" calcext:value-type="string">
            <text:p>Wayi nitirishqa kan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uy rápidamente saqué los adobes y con gran dificultad la libré.</text:p>
          </table:table-cell>
          <table:table-cell table:style-name="ce3" office:value-type="string" calcext:value-type="string">
            <text:p>Tsaynam nuqaqa sellama apuradu tikakunata hurqur, allibwenu sasata paskaykurqa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Cuando pasé de allí, volví atrás pensando que seguramente en esa recta las casas habrán aplastado a otros.</text:p>
          </table:table-cell>
          <table:table-cell table:style-name="ce3" office:value-type="string" calcext:value-type="string">
            <text:p>Pasarikur oram qipaman kutikamurqaa, “Seguru tsay kinraychaw mastachi nunata wayi nitishqa,” n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esa recta todas las casas estaban en ruinas.</text:p>
          </table:table-cell>
          <table:table-cell table:style-name="ce3" office:value-type="string" calcext:value-type="string">
            <text:p>Tsaymi tsay kinraychaw limpu wayikuna ushakaarishqa kan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La iglesia y la escuela también quedaron destruidas completamente y más allá en la recta lo mismo todas las casas estaban derrumbadas.</text:p>
          </table:table-cell>
          <table:table-cell table:style-name="ce3" office:value-type="string" calcext:value-type="string">
            <text:p>Inlisyapis eskwelapis limpu ushakaarinaq, i mas washa kinraychawqa limpu lomismu wayikuna ushakashq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De allí, corriendo de canto a canto volví y divisé a mi señora encima de Huamán Caca, pues ella también se había salvado en una quebrada honda.</text:p>
          </table:table-cell>
          <table:table-cell table:style-name="ce3" office:value-type="string" calcext:value-type="string">
            <text:p>Tsaypita huk kuchupita huk kuchunkama ayqikacharikurran kutirikur rikaachaakurqaa señorasta Waman Qaqa hananchaw, maa paypis salbakuykunaq feyu kebradachaw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ijo que por todos lados habían caído galgas.</text:p>
          </table:table-cell>
          <table:table-cell table:style-name="ce3" office:value-type="string" calcext:value-type="string">
            <text:p>Quchpakuna wakpa kaypash pasaykun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ero felizmente no le había alcanzado ni una piedra pequeña.</text:p>
          </table:table-cell>
          <table:table-cell table:style-name="ce3" office:value-type="string" calcext:value-type="string">
            <text:p>Mana felismente rataykunaqtsu ni ichik rumillapi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 mismo tiempo mi hermana Benita corrió a buscar a mis sobrinos.</text:p>
          </table:table-cell>
          <table:table-cell table:style-name="ce3" office:value-type="string" calcext:value-type="string">
            <text:p>Tsay oranam panii Benitaqa ayqikunaq sobrinuukuna ashi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la también encontró que una casa derrumbada había aplastado a una mujer anciana.</text:p>
          </table:table-cell>
          <table:table-cell table:style-name="ce3" office:value-type="string" calcext:value-type="string">
            <text:p>Tsaynam paypis taririnaq huk wayi huchur, maa nitirishqa kanaq huk tsatsa warmit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lla también lo mismo quitó todos los adobes que estaban aplastando a la señora, y la jaló afuera con su brazo fracturado.</text:p>
          </table:table-cell>
          <table:table-cell table:style-name="ce3" office:value-type="string" calcext:value-type="string">
            <text:p>Paypis lomismu tsay señorata llapan tika nitishqata hurqurikur sutaramunaq rikrallan pakishqat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llorando me contaron que nuestra capilla había sido destruida y que no había escuela tampoco.</text:p>
          </table:table-cell>
          <table:table-cell table:style-name="ce3" office:value-type="string" calcext:value-type="string">
            <text:p>Tsaynam waqarninna willarayaamarqan kapillantsik ushakaarishqam, eskwelapis manam kan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así me dijeron, yo me entristecí mucho porque nuestra capilla había sido muy bonita.</text:p>
          </table:table-cell>
          <table:table-cell table:style-name="ce3" office:value-type="string" calcext:value-type="string">
            <text:p>Tsaynaw niykayaamaptinmi allaapa nuqa llakikurqaa, porke kapillaakuna karqan allaapa shumaqm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avía no hacía un año que fue inaugurada.</text:p>
          </table:table-cell>
          <table:table-cell table:style-name="ce3" office:value-type="string" calcext:value-type="string">
            <text:p>Manam watatsarqaraqtsu inawgurakush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taba pintada muy bonito.</text:p>
          </table:table-cell>
          <table:table-cell table:style-name="ce3" office:value-type="string" calcext:value-type="string">
            <text:p>Kusa shumaq pintashqa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gunas mujeres me llamaron y dijeron, “Ven para dirigirnos en oración.”</text:p>
          </table:table-cell>
          <table:table-cell table:style-name="ce3" office:value-type="string" calcext:value-type="string">
            <text:p>Wakin warmikunanam, “Aywallaamuy riqatsillaayaamaanaykipaq, nishpa qayayaam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fui a la plaza.</text:p>
          </table:table-cell>
          <table:table-cell table:style-name="ce3" office:value-type="string" calcext:value-type="string">
            <text:p>Tsaynam aywarqaa plas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uchas personas se habían reunido.</text:p>
          </table:table-cell>
          <table:table-cell table:style-name="ce3" office:value-type="string" calcext:value-type="string">
            <text:p>Atskaq ayllukaraya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ientras rezábamos una mujer dijo, “Es solamente Chonta que ha sido destruido.</text:p>
          </table:table-cell>
          <table:table-cell table:style-name="ce3" office:value-type="string" calcext:value-type="string">
            <text:p>Tsaychawnam resakuraykaayaptiina, wakin warmiqa nin, “Chontallam ushakaari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os que rezan aquí tienen la culpa, porque sus oraciones son malas.</text:p>
          </table:table-cell>
          <table:table-cell table:style-name="ce3" office:value-type="string" calcext:value-type="string">
            <text:p>Kaychaw resakuqkunam kulpayuq kayan, paykuna manaalli resayashqanm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iempre hemos rezado en cuaresma.</text:p>
          </table:table-cell>
          <table:table-cell table:style-name="ce3" office:value-type="string" calcext:value-type="string">
            <text:p>Imayllaqa qarwaypa resakuyashqallaqa kantsik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olamente los protestantes rezan así, pues así son ellos.</text:p>
          </table:table-cell>
          <table:table-cell table:style-name="ce3" office:value-type="string" calcext:value-type="string">
            <text:p>Tsaynawqa resayan protestantikunallam, pwes paykuna tsaymi ka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a la vida siguen detrás de su Santiago Pantoja.</text:p>
          </table:table-cell>
          <table:table-cell table:style-name="ce3" office:value-type="string" calcext:value-type="string">
            <text:p>Imay orapis Santiago Pantojan qatikushqall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es el malhechor.</text:p>
          </table:table-cell>
          <table:table-cell table:style-name="ce3" office:value-type="string" calcext:value-type="string">
            <text:p>Paymi manaalli rur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 a causa de él que Chonta queda en ruinas.</text:p>
          </table:table-cell>
          <table:table-cell table:style-name="ce3" office:value-type="string" calcext:value-type="string">
            <text:p>Payraykurmi Chonta ushakaarill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ahora, ojalá que les guste esto, ya que les da la oportunidad de rezar o cantar algo.”</text:p>
          </table:table-cell>
          <table:table-cell table:style-name="ce3" office:value-type="string" calcext:value-type="string">
            <text:p>Kanan gustayaashii imatachi resatsikunpis, imatachi kantatsikunpis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llegó una prima mía, Rosa, de Paramonga, muy sabida.</text:p>
          </table:table-cell>
          <table:table-cell table:style-name="ce3" office:value-type="string" calcext:value-type="string">
            <text:p>Tsaymannam yuriramurqan huk primaa Rosa Paramongapita, imayka yachaqch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“El presidente tiene la culpa por este terremoto.</text:p>
          </table:table-cell>
          <table:table-cell table:style-name="ce3" office:value-type="string" calcext:value-type="string">
            <text:p>“Kay teremotu kananpaq kulpayuq presidentim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con esta Reforma Agraria ha hecho todo esto.</text:p>
          </table:table-cell>
          <table:table-cell table:style-name="ce3" office:value-type="string" calcext:value-type="string">
            <text:p>Paymi kay Reforma Agrariawan kay llapanta ruraramurqu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ben matarlo, deben botarlo.</text:p>
          </table:table-cell>
          <table:table-cell table:style-name="ce3" office:value-type="string" calcext:value-type="string">
            <text:p>Payta wanutsiyanmanpis, payta qarquyanmanpi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o mismo los curas hoy en día.</text:p>
          </table:table-cell>
          <table:table-cell table:style-name="ce3" office:value-type="string" calcext:value-type="string">
            <text:p>Lomismu kananqa kurakunapi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on malos.</text:p>
          </table:table-cell>
          <table:table-cell table:style-name="ce3" office:value-type="string" calcext:value-type="string">
            <text:p>Mana allitsu ka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bautizan a un bebé hacen que la madre o que el padre lo lleve.</text:p>
          </table:table-cell>
          <table:table-cell table:style-name="ce3" office:value-type="string" calcext:value-type="string">
            <text:p>Wamrata ushatsirnin, mamanta taytanta wamrata millqatsi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a que todo es asi, todo eso enojamos a Dios.</text:p>
          </table:table-cell>
          <table:table-cell table:style-name="ce3" office:value-type="string" calcext:value-type="string">
            <text:p>Tsaynaw imayllaqa kashqataq tsay llapanmi Dyosnintsikta piñatsintsik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os curas de la actualidad hacen la misa también al revés.</text:p>
          </table:table-cell>
          <table:table-cell table:style-name="ce3" office:value-type="string" calcext:value-type="string">
            <text:p>Kananqa kurakuna misatapis imanawchi rura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hora los curas no llevan sotana tampoco.</text:p>
          </table:table-cell>
          <table:table-cell table:style-name="ce3" office:value-type="string" calcext:value-type="string">
            <text:p>Kananqa kurakuna sotanatapis yakarayan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ndan como cualquier hombre.</text:p>
          </table:table-cell>
          <table:table-cell table:style-name="ce3" office:value-type="string" calcext:value-type="string">
            <text:p>Purikuyan lluta nunakunanaw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son los Capuchinos en Paramonga.</text:p>
          </table:table-cell>
          <table:table-cell table:style-name="ce3" office:value-type="string" calcext:value-type="string">
            <text:p>Tsaynawmi Paramongachaw Kapuchinukuna ka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or eso yo he dicho a los curas allí porque están haciendo mal.</text:p>
          </table:table-cell>
          <table:table-cell table:style-name="ce3" office:value-type="string" calcext:value-type="string">
            <text:p>Tsaymi nuqa tsaychaw kurakunata manaallita rurayaptin parlapushqam k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a que Chontayoc ha sido destruido, seguramente están alegres y bailando.</text:p>
          </table:table-cell>
          <table:table-cell table:style-name="ce3" office:value-type="string" calcext:value-type="string">
            <text:p>Kanan Chontayuq ushakaariptin kushiyanchi qatswayanch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hora los curas son protestantes.</text:p>
          </table:table-cell>
          <table:table-cell table:style-name="ce3" office:value-type="string" calcext:value-type="string">
            <text:p>Kananqa kurakuna protestantim ka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or eso no llevan sotana.</text:p>
          </table:table-cell>
          <table:table-cell table:style-name="ce3" office:value-type="string" calcext:value-type="string">
            <text:p>Tsaymi mana sotanata yakarayan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i nosotros podemos reconocer quién es cura.”</text:p>
          </table:table-cell>
          <table:table-cell table:style-name="ce3" office:value-type="string" calcext:value-type="string">
            <text:p>Ni nuqantsikpis riqintsiktsu kura kashqant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parloteaban las mujeres.</text:p>
          </table:table-cell>
          <table:table-cell table:style-name="ce3" office:value-type="string" calcext:value-type="string">
            <text:p>Tsaynawmi sellama warmikuna parlayarqa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Inmediatamente después del sismo, dos hombres vinieron de Chicney a ver mi casa, para saber pues si la casa de mí, el rezador, estaba en pie o en ruinas.</text:p>
          </table:table-cell>
          <table:table-cell table:style-name="ce3" office:value-type="string" calcext:value-type="string">
            <text:p>Teremotu apenas pasarishqan orallam, Chikneypita ishkaq nunakuna shayaamunaq wayii rikaq, maa nuqa resakuq nunapa wayii yamayllakush o ushakashqakush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ientras yo estaba saliendo los encontré viniendo muy enojados.</text:p>
          </table:table-cell>
          <table:table-cell table:style-name="ce3" office:value-type="string" calcext:value-type="string">
            <text:p>Tsaynam nuqaqa yarquraykar toparkuu waapu shamuykaayaan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les saludé me contestaron muy molestos.</text:p>
          </table:table-cell>
          <table:table-cell table:style-name="ce3" office:value-type="string" calcext:value-type="string">
            <text:p>Saludariptii yaskiyaamarqan allaapa kalyenti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Dicen que después de ver mi casa, volvieron alegres encontrándola derrumbada, diciendo, “Está bien que se ha terminado la casa del rezador también.</text:p>
          </table:table-cell>
          <table:table-cell table:style-name="ce3" office:value-type="string" calcext:value-type="string">
            <text:p>Despwesshi wayiita rikaarikur kutikaayan kushishqa huchushqata taririkur, “Está bien ushakashqam resakuq nunapa wayinpi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 bueno así.”</text:p>
          </table:table-cell>
          <table:table-cell table:style-name="ce3" office:value-type="string" calcext:value-type="string">
            <text:p>Alli tsaynawq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ese momento ellos pensaban que solamente Chonta y Chicney habían sido destruidos.</text:p>
          </table:table-cell>
          <table:table-cell table:style-name="ce3" office:value-type="string" calcext:value-type="string">
            <text:p>Paykunaqa tsay orallaqa pensayarqan unikamente Chontalla Chikneylla ushakaarishqan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e terremoto había ocurrido como a las tres o cuatro de le tarde.</text:p>
          </table:table-cell>
          <table:table-cell table:style-name="ce3" office:value-type="string" calcext:value-type="string">
            <text:p>Tres o kwatrunawmi tsay teremotu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el sismo pasó, inmediatamente una nube de polvo cubrió todo.</text:p>
          </table:table-cell>
          <table:table-cell table:style-name="ce3" office:value-type="string" calcext:value-type="string">
            <text:p>Teremotu pasariptin, tsay oram limpu polvadera nitir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se podía ver nada.</text:p>
          </table:table-cell>
          <table:table-cell table:style-name="ce3" office:value-type="string" calcext:value-type="string">
            <text:p>Manam ni maypis rikaakurqa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dos de los cerros se desplomaron abajo, la tierra se abrió en grietes, no había agua.</text:p>
          </table:table-cell>
          <table:table-cell table:style-name="ce3" office:value-type="string" calcext:value-type="string">
            <text:p>Limpu hirkakunapis huchushqam, patsakunapis limpu qatsashqam, yakukunapis karqa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a tarde nadie pensaba ni en comer.</text:p>
          </table:table-cell>
          <table:table-cell table:style-name="ce3" office:value-type="string" calcext:value-type="string">
            <text:p>Tsay tardi manam ni pipis ni mikuyta pensarqatsu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más tarde la gente nos avisó que en San Juan de Pisco no quedaba ni una sola casa.</text:p>
          </table:table-cell>
          <table:table-cell table:style-name="ce3" office:value-type="string" calcext:value-type="string">
            <text:p>Tsay mas tarditanam, nunakuna willakarayaamurqan San Juan de Piskochawna mana ni huk wayi kedashqa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as sus sementeras también estaban enterradas.</text:p>
          </table:table-cell>
          <table:table-cell table:style-name="ce3" office:value-type="string" calcext:value-type="string">
            <text:p>Pasaypa llapan mikuyllankunapis pampaka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tenían nada para comer tampoco porque sus casas habían sido aplastadas.</text:p>
          </table:table-cell>
          <table:table-cell table:style-name="ce3" office:value-type="string" calcext:value-type="string">
            <text:p>Manam kantsu ni ima mikuyaananpaq wayi nitishqa kapti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Y tampoco había camino porque cuando ese Jatun Pactsa se derrumbó, lo había tapado completamente.</text:p>
          </table:table-cell>
          <table:table-cell table:style-name="ce3" office:value-type="string" calcext:value-type="string">
            <text:p>I naanipis manam karqatsu porke tsay Hatun Paqtsaq huchumurnin limpu tsaparishqa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apapunta también se derrumbó.</text:p>
          </table:table-cell>
          <table:table-cell table:style-name="ce3" office:value-type="string" calcext:value-type="string">
            <text:p>Tapapuntam hina huchu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Había borrado completamente el camino.</text:p>
          </table:table-cell>
          <table:table-cell table:style-name="ce3" office:value-type="string" calcext:value-type="string">
            <text:p>Limpu naanita boradishqa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había absolutamente nada que podíamos hacer para ayudar a esa gente.</text:p>
          </table:table-cell>
          <table:table-cell table:style-name="ce3" office:value-type="string" calcext:value-type="string">
            <text:p>Ni imanaapa pasaypa karqatsu tsay nunakunata yanapaykuyaanaap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Viendo que la capilla quedó en ruinas, hombres y mujeres corrieron allí en la tarde diciendo, “Vamos a sacar nuestros santos.”</text:p>
          </table:table-cell>
          <table:table-cell table:style-name="ce3" office:value-type="string" calcext:value-type="string">
            <text:p>Kapilla limpu ushakashqamannam nunakuna warmikuna ayqikuyan tardina, “Aku hurqamushun santuntsikta,” n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ientras estábamos entrando allí, hubo otro sismo.</text:p>
          </table:table-cell>
          <table:table-cell table:style-name="ce3" office:value-type="string" calcext:value-type="string">
            <text:p>Tsaymi tsayman yaykuraykaayaptii, yapay patsa kuyukark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Inmediatamente desistimos y nos escapamos a toda velocidad.</text:p>
          </table:table-cell>
          <table:table-cell table:style-name="ce3" office:value-type="string" calcext:value-type="string">
            <text:p>Tsay ora deharikur safar ayqikuyarqa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Solamente cuando estaba casi oscuro un hombre encontró el cuerpo de Tayta Shanti sin cabeza, sin mano, sin caballo.</text:p>
          </table:table-cell>
          <table:table-cell table:style-name="ce3" office:value-type="string" calcext:value-type="string">
            <text:p>Unikamente kasi patsa ampikaqna huk nuna tarikunaq Tayta Shantipa kwerpunllata sin piqa, sin maki, sin kaball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no más oscureció.</text:p>
          </table:table-cell>
          <table:table-cell table:style-name="ce3" office:value-type="string" calcext:value-type="string">
            <text:p>Tsaynawllanam ampiiri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cuando oscureció yo prendí mi linterna grande.</text:p>
          </table:table-cell>
          <table:table-cell table:style-name="ce3" office:value-type="string" calcext:value-type="string">
            <text:p>Tsaynam patsa ampiiriptin, nuqana sendirqaa hatun linterna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se reunieron unos pocos para rezar.</text:p>
          </table:table-cell>
          <table:table-cell table:style-name="ce3" office:value-type="string" calcext:value-type="string">
            <text:p>Tsaymanmi ayllukaayarqaa wallkaqlla resaku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a noche el hombre con la fractura gritó toda la noche.</text:p>
          </table:table-cell>
          <table:table-cell table:style-name="ce3" office:value-type="string" calcext:value-type="string">
            <text:p>Tsay ampiqa pakikushqa nunaqa waraarirqan qaparikuyka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i esa noche pasamos toda la noche en la pampa sin dormir.</text:p>
          </table:table-cell>
          <table:table-cell table:style-name="ce3" office:value-type="string" calcext:value-type="string">
            <text:p>I tsaymi tsay ampi pampachaw waraayarqaa mana punush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la noche también cada rato había movimientos.</text:p>
          </table:table-cell>
          <table:table-cell table:style-name="ce3" office:value-type="string" calcext:value-type="string">
            <text:p>Tsaymi ampipapis kada ratu kuyukarayka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eso sucedió todos estaban llorando.</text:p>
          </table:table-cell>
          <table:table-cell table:style-name="ce3" office:value-type="string" calcext:value-type="string">
            <text:p>Tsayqa sellama waqakuykuyaq imana kaqpi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a que nadie dormía por miedo, parecía una eternidad antes que amaneciera.</text:p>
          </table:table-cell>
          <table:table-cell table:style-name="ce3" office:value-type="string" calcext:value-type="string">
            <text:p>Tsay mantsakashqa mana punuypis kaptin, manam patsapis waraykuq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os estaban sentados no más, algunas familias sin cama, ni siquiera con comida.</text:p>
          </table:table-cell>
          <table:table-cell table:style-name="ce3" office:value-type="string" calcext:value-type="string">
            <text:p>Limpu taykarlla imana kaqpis, wakin familyaqa sin kama, sin mikuyninkunapis karqatsu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Aun cuando encontraron comida, no había manera de cocinarla, sin olla ni mates para comer.</text:p>
          </table:table-cell>
          <table:table-cell table:style-name="ce3" office:value-type="string" calcext:value-type="string">
            <text:p>Mikuyta taririyaptinpis, karqatsu aruyaananpaq, ni manka ni mati mikuyaananp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Al día siguiente, lunes en la mañana, fui pensando, “Pues voy a ver cómo va con los padres, quizás hayan muerto o están heridos.”</text:p>
          </table:table-cell>
          <table:table-cell table:style-name="ce3" office:value-type="string" calcext:value-type="string">
            <text:p>Waraanin, quya lunisnam aywarqaa, “Maa, aywaa imanawraq padrikuna, kisaachi wanuyashqa o pakikuyashqa,” n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fui acompañado con un vecino.</text:p>
          </table:table-cell>
          <table:table-cell table:style-name="ce3" office:value-type="string" calcext:value-type="string">
            <text:p>Tsaymi aywayarqaa kompanakur huk besinu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ero yo estaba triste por mi papá en Jangas, sin saber si estaba vivo o muerto.</text:p>
          </table:table-cell>
          <table:table-cell table:style-name="ce3" office:value-type="string" calcext:value-type="string">
            <text:p>Peru nuqaqa llakishqa papaaniipaq Hangaschaw, “Itsa kawan o wanushqa?” n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o mismo mi hermano Carmelo en Carhuás “¿vivían o habrán muerto?”</text:p>
          </table:table-cell>
          <table:table-cell table:style-name="ce3" office:value-type="string" calcext:value-type="string">
            <text:p>Lomismu wawqii Carmelo Karwaschaw, “kawayantsuraq, wanuyashqatsuraq?” nir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Cuando fuimos a Huaraz, por la ruta por donde fuimos todos los caminos estaban en desorden y malogrados en rajaduras.</text:p>
          </table:table-cell>
          <table:table-cell table:style-name="ce3" office:value-type="string" calcext:value-type="string">
            <text:p>Tsaymi Warasta aywar imanawmi aywaykuyar limpu naanikunapis limpu ahukashqa i qatswar usha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 llegar a Centenario, encontré al señor párroco y a la madre Henrieta.</text:p>
          </table:table-cell>
          <table:table-cell table:style-name="ce3" office:value-type="string" calcext:value-type="string">
            <text:p>Sentenaryuman chaarirnam taririi señor parokuta i madre Henriet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staban cargando catres, frazadas, colchones en la camioneta de don Pancho Maguiña para llevarlos al hospital.</text:p>
          </table:table-cell>
          <table:table-cell table:style-name="ce3" office:value-type="string" calcext:value-type="string">
            <text:p>Don Panchu Maguiñapa kamyonetanman kargaraykaayaanaq katrinkunata, frasadankunata, kolchonkunata ospitalman apayaanan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todo estaba bien en el convento y en el templo.</text:p>
          </table:table-cell>
          <table:table-cell table:style-name="ce3" office:value-type="string" calcext:value-type="string">
            <text:p>I konbentupis i templupis yamaylla kaykaan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Una profesora que trabajaba en ese jardín de infancia estaba cocinando una olla de leche, “para llevar al hospital,” dijo.</text:p>
          </table:table-cell>
          <table:table-cell table:style-name="ce3" office:value-type="string" calcext:value-type="string">
            <text:p>Huk profesorana tsay hardin infansyachaw kaqna aruraykaanaq lechita mankapa, “ospitalman apanaapaqmi,” nishpa nirni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Dijo que tanta gente se habla reúnido en el hospital que ya no disponían ni de cama, ni de frazada ni nada.</text:p>
          </table:table-cell>
          <table:table-cell table:style-name="ce3" office:value-type="string" calcext:value-type="string">
            <text:p>Tsayshi tsaytsikaq nuna ospitalman ayllukaykuptin, manash tinkunaqnatsu ni kama, ni frasada ni im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les alcanzaba ni para comer y no tenían nada en absoluto.</text:p>
          </table:table-cell>
          <table:table-cell table:style-name="ce3" office:value-type="string" calcext:value-type="string">
            <text:p>Ni mikuyaananpaqpis tinkurqatsu ni kanaqpistsu ast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Y entonces los pobres accidentados estaban tirados en los corredores, en desorden, sin atención.</text:p>
          </table:table-cell>
          <table:table-cell table:style-name="ce3" office:value-type="string" calcext:value-type="string">
            <text:p>I haymi pobri aksidentadu nunakuna hitarakullaayaanaq koredorkunachaw, pasaypa lluta, mana kasu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había suficiente número de médicos para curar tantos accidentados.</text:p>
          </table:table-cell>
          <table:table-cell table:style-name="ce3" office:value-type="string" calcext:value-type="string">
            <text:p>Medikukunapis tinkuyaanaqtsu tsaytsika aksidentita hampiykuyaananpaq.</text:p>
          </table:table-cell>
          <table:table-cell office:value-type="string" calcext:value-type="string">
            <text:p>CRH, Cap.4</text:p>
          </table:table-cell>
        </table:table-row>
        <table:table-row table:style-name="ro4">
          <table:table-cell table:style-name="ce3" office:value-type="string" calcext:value-type="string">
            <text:p>Y entonces unos padres benedictinos también visitaron a los enfermos y accidentados y ellos también trataron y cocieron esas heridas de la gente después que un médico les enseñó la manera.</text:p>
          </table:table-cell>
          <table:table-cell table:style-name="ce3" office:value-type="string" calcext:value-type="string">
            <text:p>I hayshi huk padri benediktinukuna hina qishyaqkunaman aksidentadukunaman watukaqnin aywarnin, hina paypis mediku rikaatsiptin tsay eridallankunata hampiriykur hirayaan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yo también pasé al centro.</text:p>
          </table:table-cell>
          <table:table-cell table:style-name="ce3" office:value-type="string" calcext:value-type="string">
            <text:p>Tsaynam nuqapis pasakuu ruriman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vi Huaraz completamente destruido.</text:p>
          </table:table-cell>
          <table:table-cell table:style-name="ce3" office:value-type="string" calcext:value-type="string">
            <text:p>Tsayqa rikaykuu Warastaqa limpu ushaka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se veían ni las calles.</text:p>
          </table:table-cell>
          <table:table-cell table:style-name="ce3" office:value-type="string" calcext:value-type="string">
            <text:p>Kallikunapis rikaakun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s casas se habían derrumbado y estaban en confusión.</text:p>
          </table:table-cell>
          <table:table-cell table:style-name="ce3" office:value-type="string" calcext:value-type="string">
            <text:p>Wayikuna limpu huchur ahuka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inguna calle estaba en condiciones para pasar.</text:p>
          </table:table-cell>
          <table:table-cell table:style-name="ce3" office:value-type="string" calcext:value-type="string">
            <text:p>Ni mayqan kalli allitsu pasana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algunos estaban sacando sus cosas.</text:p>
          </table:table-cell>
          <table:table-cell table:style-name="ce3" office:value-type="string" calcext:value-type="string">
            <text:p>Tsaychaw nunakuna wakinqa hurqapakaraykaayaamurqan imankunatapi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esteban viniendo más abajo de Centenario.</text:p>
          </table:table-cell>
          <table:table-cell table:style-name="ce3" office:value-type="string" calcext:value-type="string">
            <text:p>Despwes Sentenaryu urayta aywakaraykaayaamu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ran muchísimos los que estaban allí abajo, y la gente decía que muchos de ellos habían robado de allí cualquier cosa, radios y máquinas.</text:p>
          </table:table-cell>
          <table:table-cell table:style-name="ce3" office:value-type="string" calcext:value-type="string">
            <text:p>Sellama tsay uraychaw nuna kaykuyarqan i nunakuna niyarqan sellamash wakinkunaqa tsaypita suwakuykuyaanaq imaykatapis, radyuta, makinakun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fui por Avenida Tarapacá.</text:p>
          </table:table-cell>
          <table:table-cell table:style-name="ce3" office:value-type="string" calcext:value-type="string">
            <text:p>Tsaymi aywarqaa Avenida Tarapacá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s calles por allí arriba también apenas servían para pasar.</text:p>
          </table:table-cell>
          <table:table-cell table:style-name="ce3" office:value-type="string" calcext:value-type="string">
            <text:p>Tsay witsay kallipis apenasmi pasanapaq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el convento y la capilla de los Franciscanos se habían caído por completo.</text:p>
          </table:table-cell>
          <table:table-cell table:style-name="ce3" office:value-type="string" calcext:value-type="string">
            <text:p>I konbentu i kapilla Franciskanukunapa limpu huchu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ré en la plaza de armas.</text:p>
          </table:table-cell>
          <table:table-cell table:style-name="ce3" office:value-type="string" calcext:value-type="string">
            <text:p>Yaykuykurqaa plasa de armasman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estaba la catedral también, completamente, terriblemente destruida.</text:p>
          </table:table-cell>
          <table:table-cell table:style-name="ce3" office:value-type="string" calcext:value-type="string">
            <text:p>Tsaychawqa kaykaannaq limpu mantsakashqa katedralpis ushakaari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había ni una capilla.</text:p>
          </table:table-cell>
          <table:table-cell table:style-name="ce3" office:value-type="string" calcext:value-type="string">
            <text:p>Ni may kapilla kanaq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la plaza la gente estaba como hormigas.</text:p>
          </table:table-cell>
          <table:table-cell table:style-name="ce3" office:value-type="string" calcext:value-type="string">
            <text:p>Plasachaw nunakunaqa limpu wanyakun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todos lados los edificios habían caido a la plaza.</text:p>
          </table:table-cell>
          <table:table-cell table:style-name="ce3" office:value-type="string" calcext:value-type="string">
            <text:p>Wayikunaqa hinantinpita limpu plasaman huchu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allí estaban jalando los cadáveres de cualquier manera.</text:p>
          </table:table-cell>
          <table:table-cell table:style-name="ce3" office:value-type="string" calcext:value-type="string">
            <text:p>Tsaykunapitanam sutaraykaayaamun ayakunataqa llutay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todas partes estaban sacando cadáveres.</text:p>
          </table:table-cell>
          <table:table-cell table:style-name="ce3" office:value-type="string" calcext:value-type="string">
            <text:p>Wakpa kaypa ayata hurqaykaaya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taban sacando cadáveres de la Escuela Santa Elena.</text:p>
          </table:table-cell>
          <table:table-cell table:style-name="ce3" office:value-type="string" calcext:value-type="string">
            <text:p>hurqapakaraykaayaamunaq ayakunatanam Santa Elena Eskwelapitan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Dicen que había habido una actuación allí el domingo en la tarde, y mientres estaban allí, el terremoto ocurrió.</text:p>
          </table:table-cell>
          <table:table-cell table:style-name="ce3" office:value-type="string" calcext:value-type="string">
            <text:p>Tsaychawshi maa aktwasyon kanaq domingu tardi i tsaychaw kaykaayaptinna teremotu kaykaamun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a la gente no pudo salir, atracándose en la puerta.</text:p>
          </table:table-cell>
          <table:table-cell table:style-name="ce3" office:value-type="string" calcext:value-type="string">
            <text:p>Mana llapan nuna yarqamuyta pwediyaanaqtsu punkuchaw kichkikurku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o que sucedió allí era terrible, lamentable.</text:p>
          </table:table-cell>
          <table:table-cell table:style-name="ce3" office:value-type="string" calcext:value-type="string">
            <text:p>Tsaychaw mantsakaypaq imana kaqpis waqakuyllana kak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acaron hombres, mujeres, los niños que estudiaban allí.</text:p>
          </table:table-cell>
          <table:table-cell table:style-name="ce3" office:value-type="string" calcext:value-type="string">
            <text:p>Hurqurkarayaamun nunakunata, warmikunata, wamra aywakuykaq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 algunos los estaban sacando muertos de entre esos escombros.</text:p>
          </table:table-cell>
          <table:table-cell table:style-name="ce3" office:value-type="string" calcext:value-type="string">
            <text:p>Wakinta limpu wanushqata uqtipakaraykaayaamun tsaypi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sacaron a una religiosa también, muerta, de allí mismo de Santa Elena.</text:p>
          </table:table-cell>
          <table:table-cell table:style-name="ce3" office:value-type="string" calcext:value-type="string">
            <text:p>Tsaychawmi huk madritapa hina hurqarayaamurqan wanushqata tsay Santa Elenapi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allí también sacaron a un padre benedictino llamado el padre Beda.</text:p>
          </table:table-cell>
          <table:table-cell table:style-name="ce3" office:value-type="string" calcext:value-type="string">
            <text:p>Tsaypitam hina hurqarayaamurqan huk padri benediktinuta, padre Beda nishqan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os sacaron en camioneta con qué dificultad, para llevarlos a enterrar.</text:p>
          </table:table-cell>
          <table:table-cell table:style-name="ce3" office:value-type="string" calcext:value-type="string">
            <text:p>Tsaymi tsayta kamyonetawan imanaw sasatam hurqaykayaamurqan pampaq apayaananp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Por la calle llamado Jirón Luzuriaga entró un catarpillar, al nivel más o menos del segundo piso de las casas.</text:p>
          </table:table-cell>
          <table:table-cell table:style-name="ce3" office:value-type="string" calcext:value-type="string">
            <text:p>Jirón Luzuriaga nishqampam katarpila yaykurqan segundu pisupanaw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entró pisando, pisando, pisando los escombros, y así hizo un camino para dar acceso a los volquetes.</text:p>
          </table:table-cell>
          <table:table-cell table:style-name="ce3" office:value-type="string" calcext:value-type="string">
            <text:p>Tsaymi halur, halur, halur yaykurninran naanita rurarqan bolketikuna yaykuyaananp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Pero todos los cadáveres que sacaron esteban depositándolos en el Consejo, separados y marcados uno por uno con sus nombres.</text:p>
          </table:table-cell>
          <table:table-cell table:style-name="ce3" office:value-type="string" calcext:value-type="string">
            <text:p>Peru llapan ayakuna hurqayaamushqanta konsehu wayiman depositaraykaayarqan, rakiyashqan kaqtaqa hutinhutintin, hutintin, hutinti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entonces casi a las doce un volquete llegó allí.</text:p>
          </table:table-cell>
          <table:table-cell table:style-name="ce3" office:value-type="string" calcext:value-type="string">
            <text:p>I tsaymanmi kasi las dosinawna yaykaykamurqan huk bolketi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 él empezaron a cargar los pobres cadáveres en gran número, pero en desorden, como un montón de tocush.</text:p>
          </table:table-cell>
          <table:table-cell table:style-name="ce3" office:value-type="string" calcext:value-type="string">
            <text:p>Tsaymanmi kargar qallaykuyarqan pobri ayakunata tsaytsikata lluta tuqushtanaw.</text:p>
          </table:table-cell>
          <table:table-cell office:value-type="string" calcext:value-type="string">
            <text:p>CRH, Cap.4</text:p>
          </table:table-cell>
        </table:table-row>
        <table:table-row table:style-name="ro4">
          <table:table-cell table:style-name="ce3" office:value-type="string" calcext:value-type="string">
            <text:p>Y después de cargarlos con volquete, los llevaron al panteón donde algunos hombres estaban abriendo un pozo, y allí los amontonaron seguidamente, día tras día, cavando, cavando, cavando.</text:p>
          </table:table-cell>
          <table:table-cell table:style-name="ce3" office:value-type="string" calcext:value-type="string">
            <text:p>I despwesnam bolketipa kargarkur apakuyarqan pantyonman i tsaychawnash wakinkunana uchkuraykaayaanaq huk posullata i tsayllaman qutuyaanaq segidu waraaninpis uqtir, uqtir, uqt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ya era tarde volví a mi casa.</text:p>
          </table:table-cell>
          <table:table-cell table:style-name="ce3" office:value-type="string" calcext:value-type="string">
            <text:p>Tardinam kutikurqaa wayii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contré a los dos padres.</text:p>
          </table:table-cell>
          <table:table-cell table:style-name="ce3" office:value-type="string" calcext:value-type="string">
            <text:p>Ishkan padrikunawanmi topaya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taban bien.</text:p>
          </table:table-cell>
          <table:table-cell table:style-name="ce3" office:value-type="string" calcext:value-type="string">
            <text:p>Yamay kayaan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e lunes en la tarde estábamos preocupados todavía por nuestros parientes.</text:p>
          </table:table-cell>
          <table:table-cell table:style-name="ce3" office:value-type="string" calcext:value-type="string">
            <text:p>Tsay lunis tardinam hina llakishqa kayarqaa kastaakuna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cuando estaba casi oscuro los vecinos llamaron, “Allí está viniendo el viejo Tomás.</text:p>
          </table:table-cell>
          <table:table-cell table:style-name="ce3" office:value-type="string" calcext:value-type="string">
            <text:p>I patsa ampikaqna besinukuna qayakarayaamurqan, “Taqaytam awkin Tomas shamuykan,” nish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por primera vez nos alegramos.</text:p>
          </table:table-cell>
          <table:table-cell table:style-name="ce3" office:value-type="string" calcext:value-type="string">
            <text:p>Tsayran kushiriya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a noche también dormimos en la pampa no más.</text:p>
          </table:table-cell>
          <table:table-cell table:style-name="ce3" office:value-type="string" calcext:value-type="string">
            <text:p>Lomismu tsay ampiqa hina pampallachawmi punuya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temblor seguía sus movimientos continuamente.</text:p>
          </table:table-cell>
          <table:table-cell table:style-name="ce3" office:value-type="string" calcext:value-type="string">
            <text:p>Hina temblorqa tsay segidu kuyukuray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os días la polvareda tapaba todo.</text:p>
          </table:table-cell>
          <table:table-cell table:style-name="ce3" office:value-type="string" calcext:value-type="string">
            <text:p>Tsay hunaqkunaqa limpu polvadera nitishq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l miércoles volví a Huaraz pensando que quizás los padres me esperaban para preparar el sermón para el domingo.</text:p>
          </table:table-cell>
          <table:table-cell table:style-name="ce3" office:value-type="string" calcext:value-type="string">
            <text:p>Myerkolisnam kutirqaa Warasta, “Kisaa padrikuna shuyayaaman sermonta rurayaanaapaq domingupaq,” n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el padre Guillermo me dijo, “No tenemos tiempo para hacer eso.”</text:p>
          </table:table-cell>
          <table:table-cell table:style-name="ce3" office:value-type="string" calcext:value-type="string">
            <text:p>Tsaynam padre Guillermu nimarqan, “Manam tyempuukuna kantsu tsayta ruranaapaq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otra vez pasé al centro.</text:p>
          </table:table-cell>
          <table:table-cell table:style-name="ce3" office:value-type="string" calcext:value-type="string">
            <text:p>Nimaptinnam, hina pasarirqaa ruri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e día había una nueva cosa.</text:p>
          </table:table-cell>
          <table:table-cell table:style-name="ce3" office:value-type="string" calcext:value-type="string">
            <text:p>Tsay hunaqnam sellama nobedaa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viones soltaron a paracaidistas y víveres.</text:p>
          </table:table-cell>
          <table:table-cell table:style-name="ce3" office:value-type="string" calcext:value-type="string">
            <text:p>Abyonkunana parakaidakunawan soldakunata i mirkapata kachayaamurqan.</text:p>
          </table:table-cell>
          <table:table-cell office:value-type="string" calcext:value-type="string">
            <text:p>CRH, Cap.4</text:p>
          </table:table-cell>
        </table:table-row>
        <table:table-row table:style-name="ro4">
          <table:table-cell table:style-name="ce3" office:value-type="string" calcext:value-type="string">
            <text:p>Entonces al volver, volvimos yo con dos paisanos míos por Monterrey pensando, “Quizás allí abajo nos encontraremos con algunos Carhuacinos para preguntarles acerca de mi hermano Carmelo.”</text:p>
          </table:table-cell>
          <table:table-cell table:style-name="ce3" office:value-type="string" calcext:value-type="string">
            <text:p>Tsaynam kutimur ishkaq marka mayiiwan kutikayaamurqaa Montereypa, “Kisaa tsay uraychaw topashun Karwasinukunawan, wawqii Carmelupaq tapukaykamunaapaq.”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felizmente nos encontramos en el camino y cuando les pregunté me dijeron, “Seguramente nada les ha pasado.</text:p>
          </table:table-cell>
          <table:table-cell table:style-name="ce3" office:value-type="string" calcext:value-type="string">
            <text:p>Tsaymi felismente topayarqaa naanichaw i paykunata tapukuyaptii niyaamarqan, “Seguru manachi paykunata imapis pasashqa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adie habla de ellos.</text:p>
          </table:table-cell>
          <table:table-cell table:style-name="ce3" office:value-type="string" calcext:value-type="string">
            <text:p>Manam tsaykunapaqqa pipis parlayan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sotros lo conocemos.</text:p>
          </table:table-cell>
          <table:table-cell table:style-name="ce3" office:value-type="string" calcext:value-type="string">
            <text:p>Nuqakuna riqiyaami pay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olamente han muerto algunos del campo.”</text:p>
          </table:table-cell>
          <table:table-cell table:style-name="ce3" office:value-type="string" calcext:value-type="string">
            <text:p>Masqa tuna nunakunallam wanuyashq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ero aunque me dijeron eso no estuvimos contentos.</text:p>
          </table:table-cell>
          <table:table-cell table:style-name="ce3" office:value-type="string" calcext:value-type="string">
            <text:p>Peru tsaynaw niyaamaptin manam kontentutsu kaya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el jueves en la mañana fuimos yo y mi hermana Benita a pie a Carhuaz.</text:p>
          </table:table-cell>
          <table:table-cell table:style-name="ce3" office:value-type="string" calcext:value-type="string">
            <text:p>Tsaymi hwebis quya panii Benitawan aywakuyarqaa Karwasta chakilla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ero el camión de un amigo estuvo en Paltay.</text:p>
          </table:table-cell>
          <table:table-cell table:style-name="ce3" office:value-type="string" calcext:value-type="string">
            <text:p>Peru Paltaychawnam kanaq huk amigupa kamyonni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nos llevó hasta Uchcu.</text:p>
          </table:table-cell>
          <table:table-cell table:style-name="ce3" office:value-type="string" calcext:value-type="string">
            <text:p>Tsaynam apayaamarqa asta Uchkukam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allí pasamos a pie no más.</text:p>
          </table:table-cell>
          <table:table-cell table:style-name="ce3" office:value-type="string" calcext:value-type="string">
            <text:p>Tsaypitanam <text:s/>pasakuyarqaa chakilla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 carretera no servía para que pasara carro.</text:p>
          </table:table-cell>
          <table:table-cell table:style-name="ce3" office:value-type="string" calcext:value-type="string">
            <text:p>Manam awtu purinanpaq naanipis allitsu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ra completamente derrumbada.</text:p>
          </table:table-cell>
          <table:table-cell table:style-name="ce3" office:value-type="string" calcext:value-type="string">
            <text:p>Limpu huchushqa k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primero llegamos a Marcará.</text:p>
          </table:table-cell>
          <table:table-cell table:style-name="ce3" office:value-type="string" calcext:value-type="string">
            <text:p>I Markaraaman chaariyaa puntat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Vimos el cementerio de Marcará que todos los nichos se hablan caído y los cadáveres estaban abiertos a la vista.</text:p>
          </table:table-cell>
          <table:table-cell table:style-name="ce3" office:value-type="string" calcext:value-type="string">
            <text:p>Rikaariyaa Markaraa sementeryuta limpu nichukuna ishkishqa ayakunapis limpu rikaakuyka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eguimos y pasamos a Carhuaz.</text:p>
          </table:table-cell>
          <table:table-cell table:style-name="ce3" office:value-type="string" calcext:value-type="string">
            <text:p>I segir pasakuyarqaa Karwasm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llegamos a Carhuaz, completamente destruido lo mismo.</text:p>
          </table:table-cell>
          <table:table-cell table:style-name="ce3" office:value-type="string" calcext:value-type="string">
            <text:p>Tsaymi chaariyarqaa Karwasman, lomismu limpu ushakashqam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legamos al sitio donde mi hermano Carmelo había vivido.</text:p>
          </table:table-cell>
          <table:table-cell table:style-name="ce3" office:value-type="string" calcext:value-type="string">
            <text:p>Chaariyarqaa wawqii Carmelu yachashqanm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había nada allí.</text:p>
          </table:table-cell>
          <table:table-cell table:style-name="ce3" office:value-type="string" calcext:value-type="string">
            <text:p>Ni ima tsaychaw kanaq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legando a la plaza no pudimos preguntar a nadie.</text:p>
          </table:table-cell>
          <table:table-cell table:style-name="ce3" office:value-type="string" calcext:value-type="string">
            <text:p>Plasaman chaarir ni pita tapukuyta pwediyarqaatsu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Allí todos los carhuacinos se habían congregado, haciendo sus carpas de sábanas, y allí no más estaban.</text:p>
          </table:table-cell>
          <table:table-cell table:style-name="ce3" office:value-type="string" calcext:value-type="string">
            <text:p>Tsaychaw llapan karwasinukuna ayllukashqa karpallankuna sabanaskunallapita rurariykur, tsayllachaw maa kaykaayaan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mientras estábamos tristes, vimos a mi sobrino Reynaldo, pues él estaba caminando allí.</text:p>
          </table:table-cell>
          <table:table-cell table:style-name="ce3" office:value-type="string" calcext:value-type="string">
            <text:p>Nikarnam llakishqa kaykar, rikaariyaa sobrinuu Reynalduta, maa purikaanaq tsaychaw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cuando llamamos “Reynaldo,” él nos reconoció y corriendo a nosotros nos abrazó llorando.</text:p>
          </table:table-cell>
          <table:table-cell table:style-name="ce3" office:value-type="string" calcext:value-type="string">
            <text:p>Haynam “Reynaldu” nishpa, qayaykuyaptiina riqirayaamarnii, ayqikamurninna waqukarkayaaman waqallaa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le preguntamos “¿Todos ustedes están?”</text:p>
          </table:table-cell>
          <table:table-cell table:style-name="ce3" office:value-type="string" calcext:value-type="string">
            <text:p>Tsaynam tapuyaa, “Llapayki kayanki?” nish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s contestó, “Sí, todos nos hemos salvado.”</text:p>
          </table:table-cell>
          <table:table-cell table:style-name="ce3" office:value-type="string" calcext:value-type="string">
            <text:p>Niyaptii, “Awmi, llapaakunam salbakuyarquu,” nishpa niyaanm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“Y entonces ¿dónde están?”</text:p>
          </table:table-cell>
          <table:table-cell table:style-name="ce3" office:value-type="string" calcext:value-type="string">
            <text:p>“I haynam maychawtaq kaykaayanki?” nishpa niya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él nos llevó a su carpa al pie de no sé qué arbusto, tapado encima con sábanas.</text:p>
          </table:table-cell>
          <table:table-cell table:style-name="ce3" office:value-type="string" calcext:value-type="string">
            <text:p>Tsaynam pushayaamarqan karpankunaman ima qura sikinllachawchi sabanaspa hananta tsaparishqall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no más estaban con todas sus cosas, todos ellos.</text:p>
          </table:table-cell>
          <table:table-cell table:style-name="ce3" office:value-type="string" calcext:value-type="string">
            <text:p>Hayllachaw llapan imakunawanpis kaykaayaanaq, peru llapankun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Allí estaban Victoria, mi cuñada, mi sobrina Santa, Reynaldo, Ramón, Damacho y Juan de Dios.</text:p>
          </table:table-cell>
          <table:table-cell table:style-name="ce3" office:value-type="string" calcext:value-type="string">
            <text:p>Haychawmi kaykaanaq Victorina, lumtsiini, sobrinaa Santa, Reynaldu, Ramón, Damacho i Juan de Dio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i hermano Carmelo había ido con el párroco a otro rincón para misa.</text:p>
          </table:table-cell>
          <table:table-cell table:style-name="ce3" office:value-type="string" calcext:value-type="string">
            <text:p>Wawqii Carmelunam aywashqa kanaq padriwanna mas huk kuchuta misam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de allí ellos llegaron también.</text:p>
          </table:table-cell>
          <table:table-cell table:style-name="ce3" office:value-type="string" calcext:value-type="string">
            <text:p>I tsaypitam chaaraayaamurqan hi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todos estábamos alegres encontrándonos sanos y salvos.</text:p>
          </table:table-cell>
          <table:table-cell table:style-name="ce3" office:value-type="string" calcext:value-type="string">
            <text:p>I llapankuna kushishqa kariyarqaa yamay tarinakuriyku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cuando nos invitaron a quedarnos, no queríamos.</text:p>
          </table:table-cell>
          <table:table-cell table:style-name="ce3" office:value-type="string" calcext:value-type="string">
            <text:p>Tsaynam “kedakushun,” niyaamaptinna, munayarqaa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“Vamos a volver.</text:p>
          </table:table-cell>
          <table:table-cell table:style-name="ce3" office:value-type="string" calcext:value-type="string">
            <text:p>“Aywaa kutikuyaash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tarán preocupados en nuestra casa si no aparecemos,” dijimos.</text:p>
          </table:table-cell>
          <table:table-cell table:style-name="ce3" office:value-type="string" calcext:value-type="string">
            <text:p>Llakiyanqachi wayintsikchawpis mana yuriyaptii,” nishpa nirni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entonces fuimos los dos, yo con mi hermana.</text:p>
          </table:table-cell>
          <table:table-cell table:style-name="ce3" office:value-type="string" calcext:value-type="string">
            <text:p>I tsaymi aywakayaamurqaa ishkaa panii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legamos otra vez hasta Marcará completamente cansados.</text:p>
          </table:table-cell>
          <table:table-cell table:style-name="ce3" office:value-type="string" calcext:value-type="string">
            <text:p>Hina limpu utishqana Markaraakamana charkarayaamu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yo estaba tan cansado que no pude venir más.</text:p>
          </table:table-cell>
          <table:table-cell table:style-name="ce3" office:value-type="string" calcext:value-type="string">
            <text:p>Tsaychawnam limpu utikuykur, manana mas shamuyta pwedirqaana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nos sentamos a descansar más arriba del panteón.</text:p>
          </table:table-cell>
          <table:table-cell table:style-name="ce3" office:value-type="string" calcext:value-type="string">
            <text:p>Tsaymi hamakushpana taakuyarqaa pantyon umaaninchawn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Allí vimos un avión botando víveres y otras cosas en Anta, algunas con paracaídas, otras solamente el paquete.</text:p>
          </table:table-cell>
          <table:table-cell table:style-name="ce3" office:value-type="string" calcext:value-type="string">
            <text:p>Tsaychawnam rikaayarqaa abyonna kachaamurqan Antamannam mirkapakunata, imaykakunatapis, parakaidawanran o paketi purullatar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de ver eso, seguimos adelante los dos a pie.</text:p>
          </table:table-cell>
          <table:table-cell table:style-name="ce3" office:value-type="string" calcext:value-type="string">
            <text:p>Tsaykunata rikakuriykurninnam, hina pasakayaamurqaa ishkaa chaki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nos alcanzó el pequeño camión que nos había llevado en le meñena.</text:p>
          </table:table-cell>
          <table:table-cell table:style-name="ce3" office:value-type="string" calcext:value-type="string">
            <text:p>Tsaychawnam tariparayaamarqan quyapa ichiklla apayaamaqnii kamyo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nos llevó hasta Shimpi.</text:p>
          </table:table-cell>
          <table:table-cell table:style-name="ce3" office:value-type="string" calcext:value-type="string">
            <text:p>Tsaynam apayaamarqan asta Shimpikam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allí vinimos a pie no más.</text:p>
          </table:table-cell>
          <table:table-cell table:style-name="ce3" office:value-type="string" calcext:value-type="string">
            <text:p>Tsaypitanam aywakayaamurqaa chakillap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tábamos tardando mucho.</text:p>
          </table:table-cell>
          <table:table-cell table:style-name="ce3" office:value-type="string" calcext:value-type="string">
            <text:p>Hina limpuna tardiyaariyaa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asi a las cinco estuvimos en Uchuyaco.</text:p>
          </table:table-cell>
          <table:table-cell table:style-name="ce3" office:value-type="string" calcext:value-type="string">
            <text:p>Kasi las sinkunaw kaykaayaa Uchuyakuchaw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llegamos a Mullaca debajo de Watquín.</text:p>
          </table:table-cell>
          <table:table-cell table:style-name="ce3" office:value-type="string" calcext:value-type="string">
            <text:p>Mullakaman chaariyaa Watkin uraychaw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 las seis cuando ya estaba casi oscuro llegamos a la casa.</text:p>
          </table:table-cell>
          <table:table-cell table:style-name="ce3" office:value-type="string" calcext:value-type="string">
            <text:p>Las seis raqus-raqusna wayiman charkuya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entonces esa tarde cuando comunicamos las noticias, estábamos alegres.</text:p>
          </table:table-cell>
          <table:table-cell table:style-name="ce3" office:value-type="string" calcext:value-type="string">
            <text:p>I haymi llapaakunana tsay tardi hina musyatsinakuriykur kakuyarqaa kushishqa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de cenar fuimos otra vez a la pampa a dormir.</text:p>
          </table:table-cell>
          <table:table-cell table:style-name="ce3" office:value-type="string" calcext:value-type="string">
            <text:p>Despwes senarikur hina aywakuyarqaa pampata punukuyaanaa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estuvimos hasta la tarde de jueves.</text:p>
          </table:table-cell>
          <table:table-cell table:style-name="ce3" office:value-type="string" calcext:value-type="string">
            <text:p>Tsaynawmi kayarqaa hwebis tardiy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La gente buscó entre los escombros de la capilla y sacaron los santos, todos hechos pedazos.</text:p>
          </table:table-cell>
          <table:table-cell table:style-name="ce3" office:value-type="string" calcext:value-type="string">
            <text:p>Nunakuna kapillapita uqtipakayaamurqan santukunatapis limpu pedasullata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i un santo había quedado sano.</text:p>
          </table:table-cell>
          <table:table-cell table:style-name="ce3" office:value-type="string" calcext:value-type="string">
            <text:p>Limpu mana ni huk santukuna kedashqatsu kayaanaq sanuq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Tayta Shanti, San Isidro, la Dolorose, Jesús Nazareno, el crucifijo, San Martín de Porras todos estaban completamente deshechos.</text:p>
          </table:table-cell>
          <table:table-cell table:style-name="ce3" office:value-type="string" calcext:value-type="string">
            <text:p>Tayta Shantipis, San Isidrupis, Dolorosa, Jesús Nazarenu, krusifihu, San Martín de Porras pasaypa limpu ushakashqa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Ni uno de los santos quedó sin daño sino solamente la Virgen de Fátima, pues estaba protegida y por eso quedó entera.</text:p>
          </table:table-cell>
          <table:table-cell table:style-name="ce3" office:value-type="string" calcext:value-type="string">
            <text:p>Manam ni huk ni ima santu kedaykunaqtsu pasaypa sanuqa, unikamente Virgen de Fatimalla, maa tsakarishqa kanaq enterull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a semana la gente se volvió muy desasosegada o no sé qué.</text:p>
          </table:table-cell>
          <table:table-cell table:style-name="ce3" office:value-type="string" calcext:value-type="string">
            <text:p>Tsay semana nunakuna tikrakuriyarqan limpu aburidutsun o imanawch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domingo, una semana después del sismo, fui como de costumbre a Huaraz a oír misa.</text:p>
          </table:table-cell>
          <table:table-cell table:style-name="ce3" office:value-type="string" calcext:value-type="string">
            <text:p>Tsay semanamuq domingunam nuqaqa komo de kostumbri aywarqaa Warasta misa wiy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or mientras aterrizó en Chonta un helicóptero buscando enfermos y heridos.</text:p>
          </table:table-cell>
          <table:table-cell table:style-name="ce3" office:value-type="string" calcext:value-type="string">
            <text:p>Tsayyaqmi, mana Chontaman rataykamunaq huk elikopteru qishyaqkuna o dañukushqakuna ashi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bastante gente se reunió y los pilotos buscaban solamente a los enfermos.</text:p>
          </table:table-cell>
          <table:table-cell table:style-name="ce3" office:value-type="string" calcext:value-type="string">
            <text:p>Tsaymanmi nunakunaqa ayllukaykuyannaq alli shuyni i pilotukunaqa ashiyaanaq unikamente qishyaqkunall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la gente comenzó a hablar, “¿Dónde están las autoridades?</text:p>
          </table:table-cell>
          <table:table-cell table:style-name="ce3" office:value-type="string" calcext:value-type="string">
            <text:p>I nunakunaqa parlar qallaykuyarqan, “Maychawtaq awtoridaakuna?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a deben haberse presentado.</text:p>
          </table:table-cell>
          <table:table-cell table:style-name="ce3" office:value-type="string" calcext:value-type="string">
            <text:p>Mayna presentakuyanman?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a deben haber solicitado algo.</text:p>
          </table:table-cell>
          <table:table-cell table:style-name="ce3" office:value-type="string" calcext:value-type="string">
            <text:p>Mayna imaykatapis hurqayaamunman?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i no quieren andar, nos deben avisar para que nosotros mismos andemos.”</text:p>
          </table:table-cell>
          <table:table-cell table:style-name="ce3" office:value-type="string" calcext:value-type="string">
            <text:p>Mana purita munarqa willamashwan kikintsik purikunapaq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así habló la gente, era porque no sabían qué hacer.</text:p>
          </table:table-cell>
          <table:table-cell table:style-name="ce3" office:value-type="string" calcext:value-type="string">
            <text:p>Nishpa nunakunaqa manam ni imanaw kayta musyayaanaq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la tarde, más o menos a las tres, llegué a mi casa.</text:p>
          </table:table-cell>
          <table:table-cell table:style-name="ce3" office:value-type="string" calcext:value-type="string">
            <text:p>Tardi las tresnawmi chaarii wayiima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Me avisaron que la gente había estado muy amarga diciendo “¿Por qué no ha gestionado algo ustedes?”</text:p>
          </table:table-cell>
          <table:table-cell table:style-name="ce3" office:value-type="string" calcext:value-type="string">
            <text:p>Willarayaaman sellamam nunakuna piñaykuyashqa, “Imanirshi maynatsu imaykatapis hurqayaamunki?” ni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señor párroco me había dicho, “No busquen nade todavía.</text:p>
          </table:table-cell>
          <table:table-cell table:style-name="ce3" office:value-type="string" calcext:value-type="string">
            <text:p>Nuqata señor parokum nimarqan, “Ama imatapis ashiyayraq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Que atiendan primero a los de este pueblo con cualquier clase de ayuda.</text:p>
          </table:table-cell>
          <table:table-cell table:style-name="ce3" office:value-type="string" calcext:value-type="string">
            <text:p>Primeru kay pwebluchaw kaqkunataraq yanapariyaatsun imaykawanpis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los no tienen nada ni para comer ni para dormir.</text:p>
          </table:table-cell>
          <table:table-cell table:style-name="ce3" office:value-type="string" calcext:value-type="string">
            <text:p>Paykunapam mana ni imallankuna kantsu ni mikuyaananpaq ni punuyaanan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eguramente después de remediar todo eso (atenderán a ustedes).”</text:p>
          </table:table-cell>
          <table:table-cell table:style-name="ce3" office:value-type="string" calcext:value-type="string">
            <text:p>Seguru tsayta limpu remedyarikurq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s por eso que me abstuve de pedir ayuda.</text:p>
          </table:table-cell>
          <table:table-cell table:style-name="ce3" office:value-type="string" calcext:value-type="string">
            <text:p>Tsaymi nuqaqa awantakurirqaa imapitapis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Cuando llegué de Huaraz, vinieron dos hombres diciendo, “¡Rápido, debes formular nuestro recurso.</text:p>
          </table:table-cell>
          <table:table-cell table:style-name="ce3" office:value-type="string" calcext:value-type="string">
            <text:p>Waraspita chaaramuptiinam, chaarayaamun ishkaq nunakunana, “Apuradush rekursullaakuna ruraykamunk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 gente ya está reunida en la plaza y quieren saber algo.”</text:p>
          </table:table-cell>
          <table:table-cell table:style-name="ce3" office:value-type="string" calcext:value-type="string">
            <text:p>Nunakuna plasachaw limpu huntanam imatapis musyayta munar.”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cuando oí sus quejas les dije, “¿Por qué no van ustedes a un abogado para que él les haga todo lo que quieren?</text:p>
          </table:table-cell>
          <table:table-cell table:style-name="ce3" office:value-type="string" calcext:value-type="string">
            <text:p>Tsaynam nuqaqa allaapa rimayashqanta wiyarnan nirkurqaa, “Imanirtaq abogaduman aywayankitsu pay llapan munayashqaykita ruramunanpaq?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o estoy viniendo a la asamblea.”</text:p>
          </table:table-cell>
          <table:table-cell table:style-name="ce3" office:value-type="string" calcext:value-type="string">
            <text:p>Sharaykaamuumi huntaman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cuando llegué a la reunión la gente estaba muy muy enojeda.</text:p>
          </table:table-cell>
          <table:table-cell table:style-name="ce3" office:value-type="string" calcext:value-type="string">
            <text:p>Tsaynam huntaman chaarinaapaq, nunakunaqa kaykaayaanaq waapu waap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“Hasta un helicóptero ha llegado.</text:p>
          </table:table-cell>
          <table:table-cell table:style-name="ce3" office:value-type="string" calcext:value-type="string">
            <text:p>“Elikopterupis chaamurqu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omo sea, dicen que hay todo.</text:p>
          </table:table-cell>
          <table:table-cell table:style-name="ce3" office:value-type="string" calcext:value-type="string">
            <text:p>Imanaw kaptintaq, llapanshi k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olamente depende de nosotros que andemos.”</text:p>
          </table:table-cell>
          <table:table-cell table:style-name="ce3" office:value-type="string" calcext:value-type="string">
            <text:p>Nuqantsikllachawnam kay puriyq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o amargo les dije, ”Si ustedes saben tanto ¿por qué no lo hacen?</text:p>
          </table:table-cell>
          <table:table-cell table:style-name="ce3" office:value-type="string" calcext:value-type="string">
            <text:p>Nuqaqa piñashqa nirkurqaa, “Musyaykarqa, imanirtaq qamkunapis mana rurayankitsu?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I hasta el momento no hay ninguna autoridad en Huaraz a quien podemos presentar una solicitud.“</text:p>
          </table:table-cell>
          <table:table-cell table:style-name="ce3" office:value-type="string" calcext:value-type="string">
            <text:p>I kanankama manaran Waraschaw ni ima awtoridad kantsu pimantaq imatapis churashun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les expliqué todo eso, toda la gente quedó convencida.</text:p>
          </table:table-cell>
          <table:table-cell table:style-name="ce3" office:value-type="string" calcext:value-type="string">
            <text:p>Nir tsay llapanta explikaptii, llapan nuna kaayiriyarqa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 esos días dos familias se fueron porque dijeron, “Los que viven en Huaraz reciben toda clase de ayuda.”</text:p>
          </table:table-cell>
          <table:table-cell table:style-name="ce3" office:value-type="string" calcext:value-type="string">
            <text:p>Ishkaq familyana tsay waraaninkunana aywakuyarqan, “limpu Waraschaw kaqqa kusam imatapis chaskiyan,” niyapti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Mientras estábamos así, vino un carro hasta Mullaca y el señor párroco mandó un encargo, “Que venga Santiago Pantoja con todo su censo hoy mismo a Monterrey.”</text:p>
          </table:table-cell>
          <table:table-cell table:style-name="ce3" office:value-type="string" calcext:value-type="string">
            <text:p>Tsaynaw kaykarllanam awtu Mullakakama pasariptin, señor paroku enkargakaramunaq, “Shamutsun Santiago Pantoja llapan sensunwan kananta Montereyt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enseguida yo comencé a tocar la campana.</text:p>
          </table:table-cell>
          <table:table-cell table:style-name="ce3" office:value-type="string" calcext:value-type="string">
            <text:p>Tsaynam nuqaqa hina ora kampanata tokariku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toda la gente so reunió, preparé la lista.</text:p>
          </table:table-cell>
          <table:table-cell table:style-name="ce3" office:value-type="string" calcext:value-type="string">
            <text:p>Llapan nunakuna ayllukaramuptin prepararirqaa list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inmediatamente fui a Monterrey con dos hombres.</text:p>
          </table:table-cell>
          <table:table-cell table:style-name="ce3" office:value-type="string" calcext:value-type="string">
            <text:p>Despwes inmedyatamente ishkaq nunata pusharkur aywakurqaa Monterey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cuando llegamos allí, allí estaba el señor párroco con otro sacerdote y una religiosa.</text:p>
          </table:table-cell>
          <table:table-cell table:style-name="ce3" office:value-type="string" calcext:value-type="string">
            <text:p>I tsayman chaariyaanaapaq tsaychaw kaykaanaq señor paroku mas huk padriwan i huk madri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nos dieron toda clase de víveres.</text:p>
          </table:table-cell>
          <table:table-cell table:style-name="ce3" office:value-type="string" calcext:value-type="string">
            <text:p>Tsaychawmi quyamarqan biberesta tukuylay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Cuando recibieron eso, recién la gente quedó tranquila.</text:p>
          </table:table-cell>
          <table:table-cell table:style-name="ce3" office:value-type="string" calcext:value-type="string">
            <text:p>Tsayta chaskirikurran nunakuna yamay kedariy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recibimos víveres cada semana.</text:p>
          </table:table-cell>
          <table:table-cell table:style-name="ce3" office:value-type="string" calcext:value-type="string">
            <text:p>Tsaynawmi kada semana chaskiyarqaa biberes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señor párroco los llevó hasta Monterrey.</text:p>
          </table:table-cell>
          <table:table-cell table:style-name="ce3" office:value-type="string" calcext:value-type="string">
            <text:p>Señor paroku apamurqan Montereykam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allí no más nosotros los trajimos aquí (a Chontayoc).</text:p>
          </table:table-cell>
          <table:table-cell table:style-name="ce3" office:value-type="string" calcext:value-type="string">
            <text:p>Tsayllapitanam pasatsikayaamurq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llegaron de Lima la Cruz Roja y la Junta de Asistencia Nacion.</text:p>
          </table:table-cell>
          <table:table-cell table:style-name="ce3" office:value-type="string" calcext:value-type="string">
            <text:p>Tsaymannam chaarayaamun Limapita Cruz Roja i Junta Asistencia Nacional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presenté una solicitud.</text:p>
          </table:table-cell>
          <table:table-cell table:style-name="ce3" office:value-type="string" calcext:value-type="string">
            <text:p>Tsaymanna solisituuta churaya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hasta ahora no nos hacen caso.</text:p>
          </table:table-cell>
          <table:table-cell table:style-name="ce3" office:value-type="string" calcext:value-type="string">
            <text:p>I kanankama ni kasullaayaaman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o mismo hemos presentado una solicitud a Cooperación Popular para calaminas.</text:p>
          </table:table-cell>
          <table:table-cell table:style-name="ce3" office:value-type="string" calcext:value-type="string">
            <text:p>Lomismu Cooperación Popularman churayarquu solisituuta kalamina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i eso tampoco, hasta la fecha no hay nada.</text:p>
          </table:table-cell>
          <table:table-cell table:style-name="ce3" office:value-type="string" calcext:value-type="string">
            <text:p>Ni tsaypis kanankama ni ima kan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 25 de julio llegaron de Lima los hermanos legionarios.</text:p>
          </table:table-cell>
          <table:table-cell table:style-name="ce3" office:value-type="string" calcext:value-type="string">
            <text:p>25 de julyunam chaayaamurqan Limapita ermanu lehyonaryukun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 ellos el señor párroco dijo, “Mejor visiten a la gente de Chonta.</text:p>
          </table:table-cell>
          <table:table-cell table:style-name="ce3" office:value-type="string" calcext:value-type="string">
            <text:p>Paykunatanam señor paroku ninaq, “Mehor Chontakunata bisitaykuyay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los no reciben nada de ayuda todavía.”</text:p>
          </table:table-cell>
          <table:table-cell table:style-name="ce3" office:value-type="string" calcext:value-type="string">
            <text:p>Paykunam mana ni ima ayudata chaskiyanraqtsu.”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Y Así ellos pasaron alegres a Chonta a ver, y después el 28 de julio vinieron con ropa y víveres.</text:p>
          </table:table-cell>
          <table:table-cell table:style-name="ce3" office:value-type="string" calcext:value-type="string">
            <text:p>Niptin paykuna kushishqa Chontaman pasarayaamurqan rikaq i despwes 28 julyu shayaamurqan ropawan i biberesw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 trajeron suficiente.</text:p>
          </table:table-cell>
          <table:table-cell table:style-name="ce3" office:value-type="string" calcext:value-type="string">
            <text:p>I apaykayaamunaq sufisyent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a la gente recibió bastante.</text:p>
          </table:table-cell>
          <table:table-cell table:style-name="ce3" office:value-type="string" calcext:value-type="string">
            <text:p>Llapan nunakuna kusa chaskikuy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llos eran dos hombres y tres mujeres.</text:p>
          </table:table-cell>
          <table:table-cell table:style-name="ce3" office:value-type="string" calcext:value-type="string">
            <text:p>Kayarqan paykuna ishkaq ullqu, kimaq warmi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os ellos llegaron a Chontayoc.</text:p>
          </table:table-cell>
          <table:table-cell table:style-name="ce3" office:value-type="string" calcext:value-type="string">
            <text:p>Tsay llapan Chontaman chaayaamu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ambién llegó ropa al señor párroco y él la repartió a todas sus estancias, buena ropa.</text:p>
          </table:table-cell>
          <table:table-cell table:style-name="ce3" office:value-type="string" calcext:value-type="string">
            <text:p>Lomismu hina señor parokuman chaamunaq ropa, i pay llapan estansyankunata rakiyaamarqan, alli ropakun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Una vez el señor párroco fue a Lima.</text:p>
          </table:table-cell>
          <table:table-cell table:style-name="ce3" office:value-type="string" calcext:value-type="string">
            <text:p>Huk besnam señor paroku aywarqan Lima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llí sus amigos le han ofrecido ayudar con cualquier proyecto.</text:p>
          </table:table-cell>
          <table:table-cell table:style-name="ce3" office:value-type="string" calcext:value-type="string">
            <text:p>Tsaychawnam amigunkuna ofresiyashqa imallawanpis yanapayaananp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Y entonces el señor párroco dijo, “Aquí en Chonta con toda esa ayuda que viene vamos a hacer una escuela buena para tener allí primaria completa.</text:p>
          </table:table-cell>
          <table:table-cell table:style-name="ce3" office:value-type="string" calcext:value-type="string">
            <text:p>I tsaymi señor paroku nishqa, “Kay Chontachaw tsay llapan ayuda shamuqwanmi huk alli eskwelata rurashun tsayllachawna primarya kompleta kanan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 todas partes los niños vendrán aquí a esa escuela.”</text:p>
          </table:table-cell>
          <table:table-cell table:style-name="ce3" office:value-type="string" calcext:value-type="string">
            <text:p>Hinantinpitam shayaamunqa tsayman wamrakun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ara eso estamos comprando una chacra a un lado para que se haga la escuela buena.</text:p>
          </table:table-cell>
          <table:table-cell table:style-name="ce3" office:value-type="string" calcext:value-type="string">
            <text:p>Tsaypaqmi huk laduchaw chakrata rantikaayaa alli eskwela rurakaananp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or fin el señor párroco ha mandado a un arquitecto para hacer los planos.</text:p>
          </table:table-cell>
          <table:table-cell table:style-name="ce3" office:value-type="string" calcext:value-type="string">
            <text:p>Señor paroku porfinnam kacharamushqa huk arkitektuta planuta lebantamunanpaq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Cuando Cooperación Popular demoró en cumplir con las calaminas que nos habían prometido, la gente ha renegado mucho.</text:p>
          </table:table-cell>
          <table:table-cell table:style-name="ce3" office:value-type="string" calcext:value-type="string">
            <text:p>Cooperación Popular kalaminata aaniyanmashqanta mana apuradu kumpliptin, nunakuna limpu renegashqanam ka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todos hemos tenido problemas aquí desde el terremoto, sin casa, sin escuela, sin capilla.</text:p>
          </table:table-cell>
          <table:table-cell table:style-name="ce3" office:value-type="string" calcext:value-type="string">
            <text:p>Tsaynawmi kaychaw llapallaakuna problemayuq kedashqa kayaa teremotupita, sin wayi, sin eskwela, sin kapill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ada ha quedado sano.</text:p>
          </table:table-cell>
          <table:table-cell table:style-name="ce3" office:value-type="string" calcext:value-type="string">
            <text:p>Ni ima kedashqatsu yamay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s semanas después del terremoto la gente se comportaba muy bien.</text:p>
          </table:table-cell>
          <table:table-cell table:style-name="ce3" office:value-type="string" calcext:value-type="string">
            <text:p>Teremotu karishqan tsay semanakunaqa nunakuna sellama shumaq kaykuya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Bastantes se reunían para rezar también.</text:p>
          </table:table-cell>
          <table:table-cell table:style-name="ce3" office:value-type="string" calcext:value-type="string">
            <text:p>Resakuqpis allibwenu ayllukaykayaamu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cada rezo estaban allí llorando.</text:p>
          </table:table-cell>
          <table:table-cell table:style-name="ce3" office:value-type="string" calcext:value-type="string">
            <text:p>Kada resuchaw waqar asitsu kaykuyaq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del terremoto el señor párroco dijo, “Ahora vamos a visitar todas las estancias.”</text:p>
          </table:table-cell>
          <table:table-cell table:style-name="ce3" office:value-type="string" calcext:value-type="string">
            <text:p>Teremotu karishqanllachaw señor paroku nirqan, “Llapan estansyakunatam kanan bisitashun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una semana vino el padre Guillermo.</text:p>
          </table:table-cell>
          <table:table-cell table:style-name="ce3" office:value-type="string" calcext:value-type="string">
            <text:p>Nishpam huk semanata shamurqan padre Guillermu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tonces las autoridades llegaron a Chicney y anunciaron a todos sus paisanos, “Dicen que viene el señor padre a visitarnos.</text:p>
          </table:table-cell>
          <table:table-cell table:style-name="ce3" office:value-type="string" calcext:value-type="string">
            <text:p>Tsaymi Chikneyman awtoridaakuna chaaramur llapan marka mayinta willariyarqunaq, “Shamun señor padrish watukamaqnintsik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os vamos a confesarnos.”</text:p>
          </table:table-cell>
          <table:table-cell table:style-name="ce3" office:value-type="string" calcext:value-type="string">
            <text:p>Llapantsik konfesakuq shamushun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a cierto hombre conocido de Chicney le avisaron, “Viene el padre a visitarnos.</text:p>
          </table:table-cell>
          <table:table-cell table:style-name="ce3" office:value-type="string" calcext:value-type="string">
            <text:p>Tsaynash huk riqishqa Chikney nunata willariyarqunaq, “Shamun padrish bisitallaamaqnintsik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Vamos pues a oír misa y a confesarnos.”</text:p>
          </table:table-cell>
          <table:table-cell table:style-name="ce3" office:value-type="string" calcext:value-type="string">
            <text:p>Shallaayaamuy yo misa wiyaq i konfesakuq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ese hombre dijo, “¿De dónde viene el cura?”</text:p>
          </table:table-cell>
          <table:table-cell table:style-name="ce3" office:value-type="string" calcext:value-type="string">
            <text:p>Tsaynash tsay nuna nin, “Maypitataq shamun kuraqa?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Las autoridades le contestaron, “Viene de Centenario.”</text:p>
          </table:table-cell>
          <table:table-cell table:style-name="ce3" office:value-type="string" calcext:value-type="string">
            <text:p>Tsaynash awtoridaakunaqa niyan, “Shamun Sentenaryupitam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tonces él dijo, “Yo no me confieso a ellos.</text:p>
          </table:table-cell>
          <table:table-cell table:style-name="ce3" office:value-type="string" calcext:value-type="string">
            <text:p>Tsayna nin, “Manam paykunachaw nuqaqa konfesakuu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ejor yo voy de ellos tapando mis oídos.”</text:p>
          </table:table-cell>
          <table:table-cell table:style-name="ce3" office:value-type="string" calcext:value-type="string">
            <text:p>Mehormi aywakullaashaq rinrillaatapis tsapakurkur paykunapitaqa.”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dijo a su madre también.</text:p>
          </table:table-cell>
          <table:table-cell table:style-name="ce3" office:value-type="string" calcext:value-type="string">
            <text:p>Nishpa mamantapis tsaynaw niri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Así ninguno de sus familiares apareció.</text:p>
          </table:table-cell>
          <table:table-cell table:style-name="ce3" office:value-type="string" calcext:value-type="string">
            <text:p>Tsaymi ni pi familyaqa yurimurqa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pués se hacía el sobrado diciendo, “No me importa que mi casa se ha caído.</text:p>
          </table:table-cell>
          <table:table-cell table:style-name="ce3" office:value-type="string" calcext:value-type="string">
            <text:p>Despwesmi nikachar kanaq, “Nuqaqa manam llakiinatsu wayii huchushqan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Yo soy experto en hacer casas.”</text:p>
          </table:table-cell>
          <table:table-cell table:style-name="ce3" office:value-type="string" calcext:value-type="string">
            <text:p>Nuqaqa wayi rurayllawanqa allibwenum kaa.”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Sorprendió a sus vecinos con sus palabras, pero como había dicho, él solo arregló su casa en el mes de junio.</text:p>
          </table:table-cell>
          <table:table-cell table:style-name="ce3" office:value-type="string" calcext:value-type="string">
            <text:p>Nishpash tsay marka mayin nunakunata mantsakaatsiq, nishpa payllaqa tsay hunyu killallachaw wayinta altsarirq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Pero todos de igual manera están haciendo sus casas.</text:p>
          </table:table-cell>
          <table:table-cell table:style-name="ce3" office:value-type="string" calcext:value-type="string">
            <text:p>Peru lonismu imana kaqpis hina wayinkuna rurakuykaayan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En estos meses no se encuentra a nadie para construir una casa, pues desde ese terremoto todos se han vuelto albañiles, haciendo sus cosas ellos mismos.</text:p>
          </table:table-cell>
          <table:table-cell table:style-name="ce3" office:value-type="string" calcext:value-type="string">
            <text:p>Kay killakuna manam nunapis taripaqtsu ni wayita ruratsikunapaq tsay teremotupitaqa imana kaqpis albañilllanam kikinkunallana wayinkuna rurakur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Desde entonces los hombres son muy engreídos.</text:p>
          </table:table-cell>
          <table:table-cell table:style-name="ce3" office:value-type="string" calcext:value-type="string">
            <text:p>Tsaypitaqa nunakunapis allaapa engreidum kayan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En cualquier trabajo cobran muy caro.</text:p>
          </table:table-cell>
          <table:table-cell table:style-name="ce3" office:value-type="string" calcext:value-type="string">
            <text:p>Ima trabahuchawpis kobrakuyan allaapa karutam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Muchos no quieren pagar tan caro.</text:p>
          </table:table-cell>
          <table:table-cell table:style-name="ce3" office:value-type="string" calcext:value-type="string">
            <text:p>Atskaqmi mana pagayta munallaayantsu tsaylaya karut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hay gente para jalar ni adobes ni tejas.</text:p>
          </table:table-cell>
          <table:table-cell table:style-name="ce3" office:value-type="string" calcext:value-type="string">
            <text:p>Ni tika sutuqpis ni teha sutuqpis kayantsu.</text:p>
          </table:table-cell>
          <table:table-cell office:value-type="string" calcext:value-type="string">
            <text:p>CRH, Cap.4</text:p>
          </table:table-cell>
        </table:table-row>
        <table:table-row table:style-name="ro3">
          <table:table-cell table:style-name="ce3" office:value-type="string" calcext:value-type="string">
            <text:p>Mientras estuvimos en la pampa no más, llegó la lluvia que mojó completamente las paredes de las casas por falta de tejas, aunque las paredes estaban terminadas.</text:p>
          </table:table-cell>
          <table:table-cell table:style-name="ce3" office:value-type="string" calcext:value-type="string">
            <text:p>Hina pampallachaw kaykaayaptiimi chaakaramurqan tamya limpu muyukur wayipa pirqan, ushashqana kaptinpis teha faltaypam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Sus sementeras también están germinando con tanta caída de agua.</text:p>
          </table:table-cell>
          <table:table-cell table:style-name="ce3" office:value-type="string" calcext:value-type="string">
            <text:p>Limpu mikuyllankunapis yaku rataykuptin limpu hiqaramushqa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No es cosa de vergüenza.</text:p>
          </table:table-cell>
          <table:table-cell table:style-name="ce3" office:value-type="string" calcext:value-type="string">
            <text:p>Manam pinqapanakuytsu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os están con la misma preocupación en todo el Callejón.</text:p>
          </table:table-cell>
          <table:table-cell table:style-name="ce3" office:value-type="string" calcext:value-type="string">
            <text:p>Llapankunanan tsay yarpakachayyuqlla kayan enteru Kallehonchaw.</text:p>
          </table:table-cell>
          <table:table-cell office:value-type="string" calcext:value-type="string">
            <text:p>CRH, Cap.4</text:p>
          </table:table-cell>
        </table:table-row>
        <table:table-row table:style-name="ro2">
          <table:table-cell table:style-name="ce3" office:value-type="string" calcext:value-type="string">
            <text:p>Todos tienen la misma queja que no tienen casas, y que es imposible encontrar peones.</text:p>
          </table:table-cell>
          <table:table-cell table:style-name="ce3" office:value-type="string" calcext:value-type="string">
            <text:p>Tsayllatam pipis maypis kehakuyan mana wayinkuna kashqanta, mana peonpis taripaq kashqanta.</text:p>
          </table:table-cell>
          <table:table-cell office:value-type="string" calcext:value-type="string">
            <text:p>CRH, Cap.4</text:p>
          </table:table-cell>
        </table:table-row>
        <table:table-row table:style-name="ro1" table:number-rows-repeated="104824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9:55:18.111374912</meta:creation-date>
    <dc:date>2022-11-16T18:14:38.260590893</dc:date>
    <meta:editing-duration>PT3H5M22S</meta:editing-duration>
    <meta:editing-cycles>5</meta:editing-cycles>
    <meta:generator>LibreOffice/7.3.6.2$Linux_X86_64 LibreOffice_project/30$Build-2</meta:generator>
    <meta:document-statistic meta:table-count="1" meta:cell-count="991" meta:object-count="0"/>
  </office:meta>
</office:document-meta>
</file>